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11111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svg:stroke-color="#bf004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168253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color="#111111" draw:fill="solid" draw:textarea-vertical-align="midd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 fo:min-height="0.199cm" fo:min-width="3.272cm"/>
    </style:style>
    <style:style style:name="gr8" style:family="graphic" style:parent-style-name="standard">
      <style:graphic-properties svg:stroke-color="#111111" draw:fill="none" draw:textarea-horizontal-align="justify" draw:textarea-vertical-align="middle" draw:auto-grow-height="false" fo:min-height="0.091cm" fo:min-width="1.656cm"/>
    </style:style>
    <style:style style:name="gr9" style:family="graphic" style:parent-style-name="standard">
      <style:graphic-properties svg:stroke-color="#111111" draw:fill="none" draw:textarea-horizontal-align="justify" draw:textarea-vertical-align="middle" draw:auto-grow-height="false" fo:min-height="0.091cm" fo:min-width="1.387cm"/>
    </style:style>
    <style:style style:name="gr10" style:family="graphic" style:parent-style-name="objectwithoutfill">
      <style:graphic-properties svg:stroke-color="#1c1c1c" draw:marker-end="Rounded_20_short_20_Arrow" draw:fill="solid" draw:textarea-vertical-align="middle"/>
    </style:style>
    <style:style style:name="gr11" style:family="graphic" style:parent-style-name="Arrow_20_Line" style:list-style-name="L1">
      <style:graphic-properties draw:textarea-vertical-align="middle" draw:line-distance="0.281cm"/>
      <style:paragraph-properties style:writing-mode="lr-tb"/>
    </style:style>
    <style:style style:name="gr12" style:family="graphic" style:parent-style-name="objectwithoutfill">
      <style:graphic-properties draw:stroke="solid" svg:stroke-width="0.035cm" svg:stroke-color="#bf0041" draw:marker-start="Symmetric_20_Arrow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567cm" svg:y1="11.795cm" svg:x2="8.107cm" svg:y2="19.415cm">
          <text:p/>
        </draw:line>
        <draw:line draw:style-name="gr1" draw:text-style-name="P1" draw:layer="layout" svg:x1="10.901cm" svg:y1="11.795cm" svg:x2="5.567cm" svg:y2="11.795cm">
          <text:p/>
        </draw:line>
        <draw:line draw:style-name="gr1" draw:text-style-name="P1" draw:layer="layout" svg:x1="8.107cm" svg:y1="19.415cm" svg:x2="10.901cm" svg:y2="11.795cm">
          <text:p/>
        </draw:line>
        <draw:line draw:style-name="gr2" draw:text-style-name="P1" draw:layer="layout" svg:x1="11.79cm" svg:y1="11.795cm" svg:x2="11.79cm" svg:y2="19.415cm">
          <text:p/>
        </draw:line>
        <draw:frame draw:style-name="gr3" draw:text-style-name="P2" draw:layer="layout" svg:width="0.46cm" svg:height="0.542cm" svg:x="12.044cm" svg:y="15.4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56cm" svg:height="0.542cm" svg:x="8.667cm" svg:y="14.2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8.107cm" svg:y1="14.97cm" svg:x2="9.758cm" svg:y2="14.97cm">
          <text:p/>
        </draw:line>
        <draw:line draw:style-name="gr5" draw:text-style-name="P1" draw:layer="layout" svg:x1="8.107cm" svg:y1="14.97cm" svg:x2="8.107cm" svg:y2="19.415cm">
          <text:p/>
        </draw:line>
        <draw:frame draw:style-name="gr3" draw:text-style-name="P2" draw:layer="layout" svg:width="0.493cm" svg:height="0.542cm" svg:x="7.573cm" svg:y="16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8.107cm" svg:y1="11.795cm" svg:x2="8.107cm" svg:y2="19.288cm">
          <text:p/>
        </draw:line>
        <draw:line draw:style-name="gr2" draw:text-style-name="P1" draw:layer="layout" svg:x1="8.107cm" svg:y1="11.033cm" svg:x2="10.901cm" svg:y2="11.033cm">
          <text:p/>
        </draw:line>
        <draw:frame draw:style-name="gr3" draw:text-style-name="P2" draw:layer="layout" svg:width="0.426cm" svg:height="0.542cm" svg:x="9.25cm" svg:y="10.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3" draw:layer="layout" svg:width="5.334cm" svg:height="0.635cm" svg:x="5.567cm" svg:y="11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048cm" svg:height="0.481cm" svg:x="6.61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2.667cm" svg:height="0.481cm" svg:x="6.837cm" svg:y="15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3.667cm" svg:y1="11.16cm" svg:x2="7.218cm" svg:y2="15.351cm">
          <text:p/>
        </draw:line>
        <draw:frame draw:style-name="gr3" draw:text-style-name="P2" draw:layer="layout" svg:width="4.781cm" svg:height="0.595cm" svg:x="1.299cm" svg:y="10.1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measure draw:style-name="gr11" draw:text-style-name="P5" draw:layer="measurelines" svg:x1="5.835cm" svg:y1="15.145cm" svg:x2="5.998cm" svg:y2="15.724cm">
          <text:p text:style-name="P4"><text:measure text:kind="gap"/><text:measure text:kind="value">0.24</text:measure><text:s/><text:measure text:kind="unit">"</text:measure><text:measure text:kind="gap"/></text:p>
        </draw:measure>
        <draw:frame draw:style-name="gr3" draw:text-style-name="P2" draw:layer="layout" svg:width="0.614cm" svg:height="0.542cm" svg:x="5.085cm" svg:y="15.22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2" draw:text-style-name="P1" draw:layer="layout" svg:x1="6.593cm" svg:y1="14.962cm" svg:x2="8.112cm" svg:y2="19.415cm">
          <text:p/>
        </draw:line>
        <draw:frame draw:style-name="gr3" draw:text-style-name="P2" draw:layer="layout" svg:width="2.501cm" svg:height="0.664cm" svg:x="4.556cm" svg:y="16.97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1-31T16:16:21.626854792</dc:date>
    <meta:editing-duration>PT3H4M36S</meta:editing-duration>
    <meta:editing-cycles>53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x}</annotation>
  </semantics>
</math>
</file>

<file path=Object 3/content.xml><?xml version="1.0" encoding="utf-8"?>
<math xmlns="http://www.w3.org/1998/Math/MathML" display="block">
  <semantics>
    <mstyle color="blue">
      <mi>y</mi>
    </mstyle>
    <annotation encoding="StarMath 5.0">color blue {y}</annotation>
  </semantics>
</math>
</file>

<file path=Object 4/content.xml><?xml version="1.0" encoding="utf-8"?>
<math xmlns="http://www.w3.org/1998/Math/MathML" display="block">
  <semantics>
    <mstyle color="red">
      <mi>r</mi>
    </mstyle>
    <annotation encoding="StarMath 5.0">color red {r}</annotation>
  </semantics>
</math>
</file>

<file path=Object 5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S</mi>
              <mrow>
                <mo fence="true" stretchy="false">(</mo>
                <mrow>
                  <mi>y</mi>
                </mrow>
                <mo fence="true" stretchy="false">)</mo>
              </mrow>
            </mrow>
          </mrow>
          <mo fence="true" stretchy="false">)</mo>
        </mrow>
        <mo stretchy="false">=</mo>
        <mn>2</mn>
      </mrow>
      <mi mathvariant="normal">Π</mi>
      <mi>.</mi>
      <mi>x</mi>
      <mi>.</mi>
      <mi mathvariant="italic">dl</mi>
    </mrow>
    <annotation encoding="StarMath 5.0">d(S(y)) = 2%PI . x .dl</annotation>
  </semantics>
</math>
</file>

<file path=Object 6/content.xml><?xml version="1.0" encoding="utf-8"?>
<math xmlns="http://www.w3.org/1998/Math/MathML" display="block">
  <semantics>
    <mi mathvariant="italic">dl</mi>
    <annotation encoding="StarMath 5.0">dl</annotation>
  </semantics>
</math>
</file>

<file path=Object 7/content.xml><?xml version="1.0" encoding="utf-8"?>
<math xmlns="http://www.w3.org/1998/Math/MathML" display="block">
  <semantics>
    <mstyle color="red">
      <mrow>
        <mi>l</mi>
        <mo stretchy="false">=</mo>
        <msqrt>
          <mrow>
            <msup>
              <mi>x</mi>
              <mn>2</mn>
            </msup>
            <mo stretchy="false">+</mo>
            <msup>
              <mi>y</mi>
              <mn>2</mn>
            </msup>
          </mrow>
        </msqrt>
      </mrow>
    </mstyle>
    <annotation encoding="StarMath 5.0">color red {l= sqrt{x^2 + y^2}} </annotation>
  </semantics>
</math>
</file>